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SELECT CONCAT(first_name, ' ', last_name) FROM employee WHERE age &gt; 30;</text:p>
      <text:p text:style-name="Standard"/>
      <text:p text:style-name="Standard">Q2. SELECT VERSION(), USER(), CURRENT_DATE();</text:p>
      <text:p text:style-name="Standard"/>
      <text:p text:style-name="Standard">Q3.SELECT <text:s/>ITEM_ID, ITEM, PRICE</text:p>
      <text:p text:style-name="Standard">FROM ITEM WHERE price=(SELECT MAX(price) FROM ITEM);</text:p>
      <text:p text:style-name="Standard"/>
      <text:p text:style-name="Standard">Q4.CREATE USER 'sakshi'@'localhost' IDENTIFIED BY 'sakshi'; GRANT</text:p>
      <text:p text:style-name="Standard">CREATE, ALTER, DROP, INSERT, UPDATE, DELETE, SELECT, REFERENCES, RELOAD</text:p>
      <text:p text:style-name="Standard">on *.* TO 'sakshi’'@'localhost' WITH GRANT OPTION</text:p>
      <text:p text:style-name="Standard"/>
      <text:p text:style-name="Standard">Q5.SELECT name, department, age FROM students -&gt; WHERE department = 'CS' OR</text:p>
      <text:p text:style-name="Standard">department = 'IT';</text:p>
      <text:p text:style-name="Standard"/>
      <text:p text:style-name="Standard">Q6. SELECT * FROM students ORDER BY age DESC;</text:p>
      <text:p text:style-name="Standard"/>
      <text:p text:style-name="Standard">Q7. select name,year(curdate())-year(birth) as StudentAge from tablename;</text:p>
      <text:p text:style-name="Standard"/>
      <text:p text:style-name="Standard">Q8. SELECT * FROM tablename where name like ’m%’;</text:p>
      <text:p text:style-name="Standard"/>
      <text:p text:style-name="Standard">Q9. SELECT name, birth, dept_name, dept_block FROM students JOIN departments</text:p>
      <text:p text:style-name="Standard">using(dept_id);</text:p>
      <text:p text:style-name="Standard"/>
      <text:p text:style-name="Standard">Q10. SELECT * FROM student where name REGEXP '^....$';</text:p>
      <text:p text:style-name="Standard"/>
      <text:p text:style-name="Standard"><text:soft-page-break/>Q11. a)find no. of duplicate records-</text:p>
      <text:p text:style-name="Standard">SELECT ID ,NAME ,DEPT_ID, BIRTH, COUNT(*) FROM STUDENTS</text:p>
      <text:p text:style-name="Standard">GROUP BY ID,NAME,DEPT_ID,BIRTH HAVING COUNT(*)&gt;1;</text:p>
      <text:p text:style-name="Standard">b) Now delete this record-</text:p>
      <text:p text:style-name="Standard">DELETE FROM STUDENTS WHERE NAME=”Maria”;</text:p>
      <text:p text:style-name="Standard"/>
      <text:p text:style-name="Standard">Q12. SELECT * FROM empdata GROUP BY id having mod(id,2)=1;</text:p>
      <text:p text:style-name="Standard"/>
      <text:p text:style-name="Standard">Q13.DELETE FROM empdata WHERE id IN( SELECT * FROM ( SELECT id FROM</text:p>
      <text:p text:style-name="Standard">empdata GROUP BY id having mod(id,2)=1)temp);</text:p>
      <text:p text:style-name="Standard"/>
      <text:p text:style-name="Standard">Q14. -CREATE TABLE IF NOT EXISTS `empsalary` (`id` int(11) NOT NULL</text:p>
      <text:p text:style-name="Standard">AUTO_INCREMENT, `ename` varchar(100) NOT NULL,`salary` int(50) NOT NULL,</text:p>
      <text:p text:style-name="Standard">PRIMARY KEY (`id`) ) ;</text:p>
      <text:p text:style-name="Standard">INSERT INTO `empdata` (`id`, `name`, `email`, `phone`) VALUES</text:p>
      <text:p text:style-name="Standard">(1, 'Anjali', 'anjali@example.com', 878433948),</text:p>
      <text:p text:style-name="Standard">(2, 'Priska', 'priska@example.com', 493905490),</text:p>
      <text:p text:style-name="Standard">(3, 'Abhi', 'abhi@example.com', 403022139),</text:p>
      <text:p text:style-name="Standard">(4, 'Joya', 'joya@example.com', 342345329),</text:p>
      <text:p text:style-name="Standard">(5, 'Ammy', 'ammy@example.com', 239848342),</text:p>
      <text:p text:style-name="Standard">(6, 'Lussi', 'lussi@example.com', 490290331);</text:p>
      <text:p text:style-name="Standard"/>
      <text:p text:style-name="Standard">UPDATE 'empsalary' SET 'salary' = CASE 'id' WHEN '1' THEN '200000' WHEN '2' THEN '30000' WHEN '3' THEN '300000' ELSE 'salary';</text:p>
      <text:p text:style-name="Standard"/>
      <text:p text:style-name="Standard"/>
      <text:p text:style-name="Standard">Q15. CREATE TABLE IF NOT EXISTS `empsalary` (`id` int(11) NOT NULL</text:p>
      <text:p text:style-name="Standard"><text:soft-page-break/>AUTO_INCREMENT, `ename` varchar(100) NOT NULL,`salary` int(50) NOT NULL,</text:p>
      <text:p text:style-name="Standard">PRIMARY KEY (`id`) ) ;</text:p>
      <text:p text:style-name="Standard">INSERT INTO `empsalary` (`id`, `ename`, `salary`) VALUES</text:p>
      <text:p text:style-name="Standard"><text:s/>(1, 'Sakshi', 30000),</text:p>
      <text:p text:style-name="Standard">(2, 'Sneha', 20000),</text:p>
      <text:p text:style-name="Standard">(3, 'Manoli', 40000),</text:p>
      <text:p text:style-name="Standard">(4, 'Alkesh', 35000),</text:p>
      <text:p text:style-name="Standard">(5, 'Sudhanshu', 25000),</text:p>
      <text:p text:style-name="Standard">(6, 'Ankit', 75000),(7, 'Geetansh', 40000),(8, 'Urmi, 34000),(9, 'Joya', 20500),(10, 'Mayaa',</text:p>
      <text:p text:style-name="Standard">40500);</text:p>
      <text:p text:style-name="Standard"/>
      <text:p text:style-name="Standard"/>
      <text:p text:style-name="Standard">Query:SELECT * FROM empsalary s1 WHERE N-1 =(SELECT COUNT(DISTINCT</text:p>
      <text:p text:style-name="Standard">salary) FROM empsalary s2 WHERE s2.salary &gt; s1.salary);</text:p>
      <text:p text:style-name="Standard"/>
      <text:p text:style-name="Standard"/>
      <text:p text:style-name="Standard"/>
      <text:p text:style-name="Standard"/>
      <text:p text:style-name="Standard">Q17. SAVEPOINT C;</text:p>
      <text:p text:style-name="Standard"/>
      <text:p text:style-name="Standard">DELETE FROM empsalary WHERE ename = 'Sakshi';</text:p>
      <text:p text:style-name="Standard">ROLLBACK TO C;</text:p>
      <text:p text:style-name="Standard"/>
      <text:p text:style-name="Standard"/>
      <text:p text:style-name="Standard"/>
      <text:p text:style-name="Standard"/>
      <text:p text:style-name="Standard"><text:soft-page-break/>Q18. SELECT * FROM `empsalary` ORDER BY salary DESC LIMIT 5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`empsalary` (`id`, `ename`, `salary`) VALUE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2" meta:word-count="351" meta:character-count="2523" meta:non-whitespace-character-count="2222"/>
    <meta:generator>LibreOfficeDev/6.0.5.2$Linux_X86_64 LibreOffice_project/</meta:generator>
  </office:meta>
</office:document-meta>
</file>